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3" svg:font-family="'Times New Roman'"/>
    <style:font-face style:name="Thorndale AMT" svg:font-family="'Thorndale AMT'" style:font-family-generic="roman"/>
    <style:font-face style:name="Times New Roman1" svg:font-family="'Times New Roman'" style:font-family-generic="roman"/>
    <style:font-face style:name="Albany AMT" svg:font-family="'Albany AMT'" style:font-family-generic="swiss"/>
    <style:font-face style:name="Albany AMT1" svg:font-family="'Albany AMT'" style:font-family-generic="system"/>
    <style:font-face style:name="Arial" svg:font-family="Arial" style:font-family-generic="system"/>
    <style:font-face style:name="Thorndale AMT1" svg:font-family="'Thorndale AMT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 style:font-name="Times New Roman1" fo:font-size="12pt" fo:language="en" fo:country="US" fo:font-style="normal" fo:font-weight="normal" style:letter-kerning="true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/>
    </style:style>
    <style:style style:name="P2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text-properties style:language-complex="ar" style:country-complex="SA"/>
    </style:style>
    <style:style style:name="P4" style:family="paragraph" style:parent-style-name="Standard">
      <style:text-properties fo:font-size="12pt" style:font-size-asian="12pt" style:font-size-complex="12pt" style:language-complex="ar" style:country-complex="SA"/>
    </style:style>
    <style:style style:name="P5" style:family="paragraph" style:parent-style-name="Standard">
      <style:text-properties fo:font-size="12pt" officeooo:paragraph-rsid="0003becd" style:font-size-asian="12pt" style:font-size-complex="12pt" style:language-complex="ar" style:country-complex="SA"/>
    </style:style>
    <style:style style:name="P6" style:family="paragraph" style:parent-style-name="Standard">
      <style:text-properties style:font-name="Thorndale AMT" fo:font-size="12pt" fo:font-style="normal" fo:font-weight="normal" officeooo:paragraph-rsid="0003becd" style:font-size-asian="12pt" style:font-style-asian="normal" style:font-weight-asian="normal" style:font-size-complex="12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 style:language-complex="ar" style:country-complex="SA"/>
    </style:style>
    <style:style style:name="P8" style:family="paragraph" style:parent-style-name="Standard" style:master-page-name="Standard">
      <style:paragraph-properties style:page-number="auto"/>
      <style:text-properties style:font-name="Thorndale AMT" fo:font-size="12pt" fo:font-style="normal" fo:font-weight="normal" officeooo:paragraph-rsid="0003becd" style:font-size-asian="12pt" style:font-style-asian="normal" style:font-weight-asian="normal" style:font-size-complex="12pt" style:language-complex="ar" style:country-complex="SA"/>
    </style:style>
    <style:style style:name="P9" style:family="paragraph" style:parent-style-name="Standard" style:list-style-name="WWNum1">
      <style:paragraph-properties fo:margin-left="0.5in" fo:margin-right="0in" fo:text-indent="-0.5in" style:auto-text-indent="false">
        <style:tab-stops/>
      </style:paragraph-properties>
      <style:text-properties fo:font-size="12pt" style:font-name-asian="Thorndale AMT1" style:font-size-asian="12pt" style:language-asian="zh" style:country-asian="CN" style:font-name-complex="Thorndale AMT1" style:font-size-complex="12pt" style:language-complex="ar" style:country-complex="SA"/>
    </style:style>
    <style:style style:name="P10" style:family="paragraph" style:parent-style-name="Standard" style:list-style-name="WWNum1">
      <style:paragraph-properties fo:margin-left="0.5in" fo:margin-right="0in" fo:text-indent="-0.5in" style:auto-text-indent="false">
        <style:tab-stops/>
      </style:paragraph-properties>
      <style:text-properties fo:font-size="12pt" style:font-size-asian="12pt" style:font-size-complex="12pt" style:language-complex="ar" style:country-complex="SA"/>
    </style:style>
    <style:style style:name="P11" style:family="paragraph" style:parent-style-name="Standard">
      <style:paragraph-properties style:writing-mode="lr-tb"/>
      <style:text-properties fo:font-size="12pt" style:font-size-asian="12pt" style:font-size-complex="12pt" style:language-complex="ar" style:country-complex="SA"/>
    </style:style>
    <style:style style:name="T1" style:family="text">
      <style:text-properties fo:color="#000000" loext:opacity="100%" style:font-name="Times New Roman1" fo:font-size="10pt" fo:language="en" fo:country="US" fo:font-style="normal" fo:font-weight="normal" style:letter-kerning="true" style:font-name-asian="Times New Roman2" style:font-size-asian="10pt" style:language-asian="en" style:country-asian="US" style:font-style-asian="normal" style:font-weight-asian="normal" style:font-name-complex="Times New Roman2" style:font-size-complex="10pt" style:language-complex="ar" style:country-complex="SA"/>
    </style:style>
    <style:style style:name="T2" style:family="text">
      <style:text-properties fo:color="#000000" loext:opacity="100%" style:font-name="Thorndale AMT" fo:font-size="12pt" fo:language="en" fo:country="US" fo:font-style="normal" fo:font-weight="normal" style:letter-kerning="true" style:font-name-asian="Arial" style:font-size-asian="12pt" style:language-asian="en" style:country-asian="US" style:font-style-asian="normal" style:font-weight-asian="normal" style:font-name-complex="Thorndale AMT1" style:font-size-complex="12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089f" style:font-weight-asian="bold" style:font-weight-complex="bold"/>
    </style:style>
    <style:style style:name="T5" style:family="text">
      <style:text-properties fo:font-weight="bold" officeooo:rsid="00079a04" style:font-weight-asian="bold" style:font-weight-complex="bold"/>
    </style:style>
    <style:style style:name="T6" style:family="text">
      <style:text-properties fo:font-weight="bold" officeooo:rsid="00088b12" style:font-weight-asian="bold" style:font-weight-complex="bold"/>
    </style:style>
    <style:style style:name="T7" style:family="text">
      <style:text-properties fo:font-weight="bold" officeooo:rsid="000a7029" style:font-weight-asian="bold" style:font-weight-complex="bold"/>
    </style:style>
    <style:style style:name="T8" style:family="text">
      <style:text-properties officeooo:rsid="000458a2"/>
    </style:style>
    <style:style style:name="T9" style:family="text">
      <style:text-properties officeooo:rsid="00088b12"/>
    </style:style>
    <style:style style:name="T10" style:family="text">
      <style:text-properties fo:font-style="italic" fo:font-weight="bold" officeooo:rsid="000a7029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is exercise may require creating some of the files listed. <text:s/>It need not be done on cidermill <text:span text:style-name="T8">or ciderpress</text:span>. <text:s text:c="3"/></text:p>
      <text:p text:style-name="P6"/>
      <text:p text:style-name="P6">Write the command to meet the following requirements:</text:p>
      <text:p text:style-name="P4"><text:s/></text:p>
      <text:list xml:id="list1710353016" text:style-name="WWNum1">
        <text:list-item>
          <text:p text:style-name="P9">List all files in the parent directory of your current directory that start with BOZO and end with 123 or 456. <text:span text:style-name="T4">ls -d ../BOZO*{123,456}</text:span></text:p>
        </text:list-item>
      </text:list>
      <text:p text:style-name="P3"/>
      <text:p text:style-name="P4">For questions 2 through 5, <text:span text:style-name="T3">give two answers</text:span>, one using octal and the other characters.</text:p>
      <text:p text:style-name="P3"/>
      <text:list xml:id="list53254116003803" text:continue-numbering="true" text:style-name="WWNum1">
        <text:list-item>
          <text:p text:style-name="P10">Change the permission of the file “file2” to be read/write/execute for the owner, read/write/execute for the group, and read/write/execute for everyone else. “<text:span text:style-name="T5">chmod a+wrx file2” “chmod 777”</text:span></text:p>
        </text:list-item>
      </text:list>
      <text:p text:style-name="P3"/>
      <text:list xml:id="list53254332970690" text:continue-numbering="true" text:style-name="WWNum1">
        <text:list-item>
          <text:p text:style-name="P10">Change the permission of the above file to read/write/execute for the owner only and no permissions for everyone else. <text:s/><text:span text:style-name="T3">“</text:span><text:span text:style-name="T5">chmod u+rwx,go-rwx file2</text:span><text:span text:style-name="T3">” “</text:span><text:span text:style-name="T5">chmod 700 file2</text:span><text:span text:style-name="T3">”</text:span></text:p>
        </text:list-item>
      </text:list>
      <text:p text:style-name="P3"/>
      <text:list xml:id="list53253295752227" text:continue-numbering="true" text:style-name="WWNum1">
        <text:list-item>
          <text:p text:style-name="P10">Set the permissions on a file so that you can read and write and everyone else except for you can only read. <text:s/><text:span text:style-name="T3">“</text:span><text:span text:style-name="T5">chmod u+rw,go+r file2</text:span><text:span text:style-name="T3">” “</text:span><text:span text:style-name="T5">chmod </text:span><text:span text:style-name="T6">644</text:span><text:span text:style-name="T5"> file2</text:span><text:span text:style-name="T3">”</text:span></text:p>
        </text:list-item>
      </text:list>
      <text:p text:style-name="P3"/>
      <text:list xml:id="list53253930032914" text:continue-numbering="true" text:style-name="WWNum1">
        <text:list-item>
          <text:p text:style-name="P10">Add execute for all users to the above file. <text:span text:style-name="T3">“</text:span><text:span text:style-name="T6">chmod a+x file2” “chmod 111 file2”</text:span></text:p>
        </text:list-item>
      </text:list>
      <text:p text:style-name="P3"/>
      <text:p text:style-name="P5">The following questions do not require two answers each. </text:p>
      <text:p text:style-name="P5"/>
      <text:list xml:id="list53254586897456" text:continue-numbering="true" text:style-name="WWNum1">
        <text:list-item>
          <text:p text:style-name="P10">Who has what type of access if a file has permissions of r - - r - x r - x ?<text:span text:style-name="T3"> </text:span><text:span text:style-name="T6">User: read, Group: Read Execute, Other: Read Execute</text:span></text:p>
        </text:list-item>
      </text:list>
      <text:p text:style-name="P3"/>
      <text:list xml:id="list53253193427380" text:continue-numbering="true" text:style-name="WWNum1">
        <text:list-item>
          <text:p text:style-name="P10">Change the ownership of the file “ABC” to c12130. (You will need to create the file.) <text:span text:style-name="T3">“</text:span><text:span text:style-name="T6">chown c12130 ABC</text:span><text:span text:style-name="T3">”</text:span></text:p>
        </text:list-item>
      </text:list>
      <text:p text:style-name="P3"/>
      <text:list xml:id="list53253314592707" text:continue-numbering="true" text:style-name="WWNum1">
        <text:list-item>
          <text:p text:style-name="P10">Change the group of file “ABC” to mygrp. (Note: If you have changed the ownership, you can't change the group.) <text:span text:style-name="T3">“</text:span><text:span text:style-name="T6">sudo chgrp mygrp ABC</text:span><text:span text:style-name="T3">”</text:span></text:p>
        </text:list-item>
      </text:list>
      <text:p text:style-name="P3"/>
      <text:list xml:id="list53253070131982" text:continue-numbering="true" text:style-name="WWNum1">
        <text:list-item>
          <text:p text:style-name="P10">The ls –l line for a file is (in part)</text:p>
        </text:list-item>
      </text:list>
      <text:p text:style-name="P7">- - - - r - - r - - <text:s text:c="5"/>1 <text:s text:c="5"/>jimbob <text:s text:c="7"/>thefirm</text:p>
      <text:p text:style-name="P11"><text:tab/><text:tab/>a. Who can read the file? <text:span text:style-name="T6">jimbob or members of thefirm</text:span></text:p>
      <text:p text:style-name="P4"><text:tab/><text:tab/>b. Who can modify the file? <text:span text:style-name="T6">Nobody</text:span></text:p>
      <text:p text:style-name="P4"><text:tab/><text:tab/>c. Who can change the group? <text:span text:style-name="T6">jimbob or root</text:span></text:p>
      <text:p text:style-name="P3"/>
      <text:list xml:id="list53253823021317" text:continue-numbering="true" text:style-name="WWNum1">
        <text:list-item>
          <text:p text:style-name="P10">What does umask do? <text:span text:style-name="T6">Sets the default permissions for new files</text:span></text:p>
        </text:list-item>
      </text:list>
      <text:p text:style-name="P3"/>
      <text:list xml:id="list53253063155530" text:continue-numbering="true" text:style-name="WWNum1">
        <text:list-item>
          <text:p text:style-name="P10">What is the effect of typing umask 077? <text:span text:style-name="T6">new files will use 077 for their permissions</text:span></text:p>
        </text:list-item>
      </text:list>
      <text:p text:style-name="P3"/>
      <text:list xml:id="list53253104644525" text:continue-numbering="true" text:style-name="WWNum1">
        <text:list-item>
          <text:p text:style-name="P10">I’m copying a file that has permissions of r w x r w - r - x and my umask is 027, what are the permissions of the new file? <text:span text:style-name="T6">027 (----w-rwx)</text:span></text:p>
        </text:list-item>
      </text:list>
      <text:p text:style-name="P3"/>
      <text:list xml:id="list53254343109155" text:continue-numbering="true" text:style-name="WWNum1">
        <text:list-item>
          <text:p text:style-name="P10">Change the ownership of everything in and under the directory dir1 to fred.<text:span text:style-name="T3"> </text:span><text:soft-page-break/><text:span text:style-name="T3">“</text:span><text:span text:style-name="T6">chown fred dir1/*</text:span><text:span text:style-name="T3">” </text:span>(Note: Since “fred” does not exist as a user, you will an error.)</text:p>
        </text:list-item>
      </text:list>
      <text:p text:style-name="P3"/>
      <text:list xml:id="list53254904703467" text:continue-numbering="true" text:style-name="WWNum1">
        <text:list-item>
          <text:p text:style-name="P10">What is dangerous about write permission on a directory? <text:span text:style-name="T6">People can delete a file in the directory</text:span></text:p>
        </text:list-item>
      </text:list>
      <text:p text:style-name="P3"/>
      <text:list xml:id="list53253550980395" text:continue-numbering="true" text:style-name="WWNum1">
        <text:list-item>
          <text:p text:style-name="P10">Who can delete a file if the permissions in the directory are r w x r - x r w x and the file permissions are r w x r w x r w x? <text:span text:style-name="T6">User and Other</text:span></text:p>
          <text:p text:style-name="P10"/>
        </text:list-item>
        <text:list-item>
          <text:p text:style-name="P10">List three ways to create a user. <text:span text:style-name="T7">Modify /</text:span><text:span text:style-name="T10">etc/passwd, useradd command, gui interfac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3" svg:font-family="'Times New Roman'"/>
    <style:font-face style:name="Thorndale AMT" svg:font-family="'Thorndale AMT'" style:font-family-generic="roman"/>
    <style:font-face style:name="Times New Roman1" svg:font-family="'Times New Roman'" style:font-family-generic="roman"/>
    <style:font-face style:name="Albany AMT" svg:font-family="'Albany AMT'" style:font-family-generic="swiss"/>
    <style:font-face style:name="Albany AMT1" svg:font-family="'Albany AMT'" style:font-family-generic="system"/>
    <style:font-face style:name="Arial" svg:font-family="Arial" style:font-family-generic="system"/>
    <style:font-face style:name="Thorndale AMT1" svg:font-family="'Thorndale AMT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font-name="Times New Roman1" fo:font-family="'Times New Roman'" style:font-family-generic="roman" fo:font-size="10pt" fo:language="en" fo:country="US" style:letter-kerning="true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lbany AMT" fo:font-family="'Albany AMT'" style:font-family-generic="swiss" fo:font-size="14pt" fo:language="en" fo:country="US" style:font-name-asian="Arial" style:font-family-asian="Arial" style:font-family-generic-asian="system" style:font-size-asian="14pt" style:language-asian="en" style:country-asian="US" style:font-name-complex="Albany AMT1" style:font-family-complex="'Albany AMT'" style:font-family-generic-complex="system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/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3" style:font-family-complex="'Times New Roman'" style:font-size-complex="10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3" style:font-family-complex="'Times New Roman'" style:font-size-complex="10pt"/>
    </style:style>
    <style:style style:name="caption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caption11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en" style:country-asian="US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header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1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1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131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131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13141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13141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1314151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1314151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header123456789101112131415161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WW-footer123456789101112131415161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0pt" fo:language="en" fo:country="US" style:font-name-asian="Times New Roman2" style:font-family-asian="'Times New Roman'" style:font-family-generic-asian="system" style:font-size-asian="10pt" style:language-asian="en" style:country-asian="US" style:font-name-complex="Times New Roman2" style:font-family-complex="'Times New Roman'" style:font-family-generic-complex="system" style:font-size-complex="10pt"/>
    </style:style>
    <style:style style:name="RTF_5f_Num_20_2_20_1" style:display-name="RTF_Num 2 1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2" style:display-name="RTF_Num 2 2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3" style:display-name="RTF_Num 2 3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4" style:display-name="RTF_Num 2 4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5" style:display-name="RTF_Num 2 5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6" style:display-name="RTF_Num 2 6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7" style:display-name="RTF_Num 2 7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8" style:display-name="RTF_Num 2 8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9" style:display-name="RTF_Num 2 9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RTF_5f_Num_20_2_20_10" style:display-name="RTF_Num 2 10" style:family="text">
      <style:text-properties style:font-name="Thorndale AMT" fo:font-family="'Thorndale AMT'" style:font-family-generic="roman" fo:font-size="12pt" fo:language="en" fo:country="US" style:font-name-asian="Thorndale AMT1" style:font-family-asian="'Thorndale AMT'" style:font-family-generic-asian="system" style:font-size-asian="12pt" style:language-asian="zxx" style:country-asian="none" style:font-name-complex="Thorndale AMT1" style:font-family-complex="'Thorndale AMT'" style:font-family-generic-complex="system" style:font-size-complex="12pt"/>
    </style:style>
    <style:style style:name="Page_20_Number" style:display-name="Page Number" style:family="text">
      <style:text-properties style:font-name="Thorndale AMT" fo:font-family="'Thorndale AMT'" style:font-family-generic="roman" fo:font-size="12pt" fo:language="en" fo:country="US" style:font-name-asian="Arial" style:font-family-asian="Arial" style:font-family-generic-asian="system" style:font-size-asian="12pt" style:language-asian="en" style:country-asian="US" style:font-name-complex="Thorndale AMT1" style:font-family-complex="'Thorndale AMT'" style:font-family-generic-complex="system" style:font-size-complex="12pt"/>
    </style:style>
    <style:style style:name="Default_20_Paragraph_20_Font" style:display-name="Default Paragraph Font" style:family="text">
      <style:text-properties style:font-name="Thorndale AMT" fo:font-family="'Thorndale AMT'" style:font-family-generic="roman" fo:font-size="12pt" fo:language="en" fo:country="US" style:font-name-asian="Arial" style:font-family-asian="Arial" style:font-family-generic-asian="system" style:font-size-asian="12pt" style:language-asian="en" style:country-asian="US" style:font-name-complex="Thorndale AMT1" style:font-family-complex="'Thorndale AMT'" style:font-family-generic-complex="system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 style:font-name="Times New Roman1" fo:font-size="12pt" fo:language="en" fo:country="US" fo:font-style="normal" fo:font-weight="normal" style:letter-kerning="true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/>
    </style:style>
    <style:style style:name="MP2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color="#000000" loext:opacity="100%" style:font-name="Times New Roman1" fo:font-size="10pt" fo:language="en" fo:country="US" fo:font-style="normal" fo:font-weight="normal" style:letter-kerning="true" style:font-name-asian="Times New Roman2" style:font-size-asian="10pt" style:language-asian="en" style:country-asian="US" style:font-style-asian="normal" style:font-weight-asian="normal" style:font-name-complex="Times New Roman2" style:font-size-complex="10pt" style:language-complex="ar" style:country-complex="SA"/>
    </style:style>
    <style:style style:name="MT2" style:family="text">
      <style:text-properties fo:color="#000000" loext:opacity="100%" style:font-name="Thorndale AMT" fo:font-size="12pt" fo:language="en" fo:country="US" fo:font-style="normal" fo:font-weight="normal" style:letter-kerning="true" style:font-name-asian="Arial" style:font-size-asian="12pt" style:language-asian="en" style:country-asian="US" style:font-style-asian="normal" style:font-weight-asian="normal" style:font-name-complex="Thorndale AMT1" style:font-size-complex="12pt" style:language-complex="ar" style:country-complex="SA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4130" style:layout-grid-base-height="0.139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IS 121<text:tab/>Exercise Module 6<text:tab/></text:p>
      </style:header>
      <style:footer>
        <text:p text:style-name="MP2"><text:span text:style-name="MT1"><text:tab/></text:span><text:span text:style-name="MT1"><text:page-number text:select-page="current">2</text:page-number></text:span><text:span text:style-name="Page_20_Number"><text:span text:style-name="MT2"> of </text:span></text:span><text:span text:style-name="Page_20_Number"><text:span text:style-name="MT2"><text:page-count>2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 Geyer</meta:initial-creator>
    <meta:creation-date>2009-02-10T19:05:00</meta:creation-date>
    <dc:date>2021-03-01T05:32:51.570469443</dc:date>
    <meta:print-date>2013-02-05T11:44:00</meta:print-date>
    <meta:generator>LibreOffice/7.0.3.1$Linux_X86_64 LibreOffice_project/00$Build-1</meta:generator>
    <meta:editing-duration>PT17M22S</meta:editing-duration>
    <meta:editing-cycles>9</meta:editing-cycles>
    <meta:document-statistic meta:table-count="0" meta:image-count="0" meta:object-count="0" meta:page-count="2" meta:paragraph-count="27" meta:word-count="474" meta:character-count="2465" meta:non-whitespace-character-count="2000"/>
  </office:meta>
</office:document-meta>
</file>